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56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number-columns-repeated="3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target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Gyventojų pajamų </text:p>
          </table:table-cell>
          <table:table-cell table:style-name="Default" office:value-type="string" calcext:value-type="string">
            <text:p>Mokesčiai</text:p>
          </table:table-cell>
          <table:table-cell office:value-type="float" office:value="629.51" calcext:value-type="float">
            <text:p>629,5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Žemės</text:p>
          </table:table-cell>
          <table:table-cell table:style-name="Default" office:value-type="string" calcext:value-type="string">
            <text:p>Mokesčiai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Paveldimo turto </text:p>
          </table:table-cell>
          <table:table-cell table:style-name="Default" office:value-type="string" calcext:value-type="string">
            <text:p>Mokesčiai</text:p>
          </table:table-cell>
          <table:table-cell office:value-type="float" office:value="1.05" calcext:value-type="float">
            <text:p>1,0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Nekilnojamojo turto </text:p>
          </table:table-cell>
          <table:table-cell table:style-name="Default" office:value-type="string" calcext:value-type="string">
            <text:p>Mokesčiai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Aplinkos teršimo</text:p>
          </table:table-cell>
          <table:table-cell table:style-name="Default" office:value-type="string" calcext:value-type="string">
            <text:p>Mokesčiai</text:p>
          </table:table-cell>
          <table:table-cell office:value-type="float" office:value="3.527" calcext:value-type="float">
            <text:p>3,52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okesčiai <text:s/></text:p>
          </table:table-cell>
          <table:table-cell table:style-name="Default" office:value-type="string" calcext:value-type="string">
            <text:p>Pajamos </text:p>
          </table:table-cell>
          <table:table-cell office:value-type="float" office:value="694.087" calcext:value-type="float">
            <text:p>694,0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lūkanos</text:p>
          </table:table-cell>
          <table:table-cell office:value-type="string" calcext:value-type="string">
            <text:p>Turto pajamo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videndai ir kitos pelno įmokos</text:p>
          </table:table-cell>
          <table:table-cell office:value-type="string" calcext:value-type="string">
            <text:p>Turto pajamos</text:p>
          </table:table-cell>
          <table:table-cell office:value-type="float" office:value="1.1004" calcext:value-type="float">
            <text:p>1,10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uomos mokestis už valstybinę žemę</text:p>
          </table:table-cell>
          <table:table-cell office:value-type="string" calcext:value-type="string">
            <text:p>Turto pajamos</text:p>
          </table:table-cell>
          <table:table-cell office:value-type="float" office:value="5.3" calcext:value-type="float">
            <text:p>5,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kesčiai už valstybinius gamtos išteklius</text:p>
          </table:table-cell>
          <table:table-cell office:value-type="string" calcext:value-type="string">
            <text:p>Turto pajamos</text:p>
          </table:table-cell>
          <table:table-cell office:value-type="float" office:value="0.62" calcext:value-type="float">
            <text:p>0,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to pajamos</text:p>
          </table:table-cell>
          <table:table-cell office:value-type="string" calcext:value-type="string">
            <text:p>Pajamos </text:p>
          </table:table-cell>
          <table:table-cell office:value-type="float" office:value="8.0204" calcext:value-type="float">
            <text:p>8,02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iudžetinių įstaigų pajamos už prekes ir paslaugas</text:p>
          </table:table-cell>
          <table:table-cell office:value-type="string" calcext:value-type="string">
            <text:p>Pajamos už prekes ir paslaugas</text:p>
          </table:table-cell>
          <table:table-cell office:value-type="float" office:value="8.4087" calcext:value-type="float">
            <text:p>8,4087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jamos už ilgalaikio ir trumpalaikio materialiojo turto nuomą</text:p>
          </table:table-cell>
          <table:table-cell office:value-type="string" calcext:value-type="string">
            <text:p>Pajamos už prekes ir paslaugas</text:p>
          </table:table-cell>
          <table:table-cell office:value-type="float" office:value="4.525" calcext:value-type="float">
            <text:p>4,5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Įmokos už išlaikymą švietimo, socialinės apsaugos ir kitose įstaigose</text:p>
          </table:table-cell>
          <table:table-cell office:value-type="string" calcext:value-type="string">
            <text:p>Pajamos už prekes ir paslaugas</text:p>
          </table:table-cell>
          <table:table-cell office:value-type="float" office:value="30.0831" calcext:value-type="float">
            <text:p>30,083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alstybės rinkliavos</text:p>
          </table:table-cell>
          <table:table-cell office:value-type="string" calcext:value-type="string">
            <text:p>Pajamos už prekes ir paslaugas</text:p>
          </table:table-cell>
          <table:table-cell office:value-type="float" office:value="0.564" calcext:value-type="float">
            <text:p>0,56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ietinės rinkliavos</text:p>
          </table:table-cell>
          <table:table-cell office:value-type="string" calcext:value-type="string">
            <text:p>Pajamos už prekes ir paslaugas</text:p>
          </table:table-cell>
          <table:table-cell office:value-type="float" office:value="57.501" calcext:value-type="float">
            <text:p>57,5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jamos už prekes ir paslaugas</text:p>
          </table:table-cell>
          <table:table-cell office:value-type="string" calcext:value-type="string">
            <text:p>Pajamos </text:p>
          </table:table-cell>
          <table:table-cell office:value-type="float" office:value="101.0818" calcext:value-type="float">
            <text:p>101,08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jamos iš baudų, konfiskuoto turto ir kitų netesybų</text:p>
          </table:table-cell>
          <table:table-cell office:value-type="string" calcext:value-type="string">
            <text:p>Pajamos <text:s/></text:p>
          </table:table-cell>
          <table:table-cell office:value-type="float" office:value="3.6" calcext:value-type="float">
            <text:p>3,6</text:p>
          </table:table-cell>
          <table:table-cell table:number-columns-repeated="4"/>
          <table:table-cell table:style-name="Default"/>
          <table:table-cell table:style-name="ce2" table:number-columns-repeated="2"/>
        </table:table-row>
        <table:table-row table:style-name="ro2">
          <table:table-cell office:value-type="string" calcext:value-type="string">
            <text:p>Kitos neišvardytos pajamos</text:p>
          </table:table-cell>
          <table:table-cell office:value-type="string" calcext:value-type="string">
            <text:p>Pajamos <text:s/>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ce2" table:number-columns-repeated="3"/>
        </table:table-row>
        <table:table-row table:style-name="ro2">
          <table:table-cell office:value-type="string" calcext:value-type="string">
            <text:p>Materialiojo ir nematerialiojo turto realizavimo pajamos </text:p>
          </table:table-cell>
          <table:table-cell office:value-type="string" calcext:value-type="string">
            <text:p>Pajamos <text:s/></text:p>
          </table:table-cell>
          <table:table-cell office:value-type="float" office:value="16.03" calcext:value-type="float">
            <text:p>16,03</text:p>
          </table:table-cell>
          <table:table-cell/>
          <table:table-cell table:style-name="ce1"/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Valstybės biudžeto dotacijos</text:p>
          </table:table-cell>
          <table:table-cell office:value-type="string" calcext:value-type="string">
            <text:p>Dotacijos</text:p>
          </table:table-cell>
          <table:table-cell office:value-type="float" office:value="409.9528" calcext:value-type="float">
            <text:p>409,9528</text:p>
          </table:table-cell>
          <table:table-cell/>
          <table:table-cell table:style-name="ce1"/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ES finansinės paramos lėšos, kitos tarptautinės finansinės paramos lėšos</text:p>
          </table:table-cell>
          <table:table-cell office:value-type="string" calcext:value-type="string">
            <text:p>Dotacijos</text:p>
          </table:table-cell>
          <table:table-cell office:value-type="float" office:value="7.1224" calcext:value-type="float">
            <text:p>7,1224</text:p>
          </table:table-cell>
          <table:table-cell/>
          <table:table-cell table:style-name="ce1"/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Dotacijos</text:p>
          </table:table-cell>
          <table:table-cell office:value-type="string" calcext:value-type="string">
            <text:p>Pajamos </text:p>
          </table:table-cell>
          <table:table-cell office:value-type="float" office:value="417.0752" calcext:value-type="float">
            <text:p>417,0752</text:p>
          </table:table-cell>
          <table:table-cell/>
          <table:table-cell table:style-name="ce1"/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Pajamos </text:p>
          </table:table-cell>
          <table:table-cell office:value-type="string" calcext:value-type="string">
            <text:p>Išlaidos</text:p>
          </table:table-cell>
          <table:table-cell office:value-type="float" office:value="1242.3944" calcext:value-type="float">
            <text:p>1242,3944</text:p>
          </table:table-cell>
          <table:table-cell/>
          <table:table-cell table:style-name="ce1"/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Švietimas</text:p>
          </table:table-cell>
          <table:table-cell office:value-type="float" office:value="707.4642" calcext:value-type="float">
            <text:p>707,4642</text:p>
          </table:table-cell>
          <table:table-cell/>
          <table:table-cell table:style-name="ce1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Socialinė apsauga</text:p>
          </table:table-cell>
          <table:table-cell office:value-type="float" office:value="131.7568" calcext:value-type="float">
            <text:p>131,7568</text:p>
          </table:table-cell>
          <table:table-cell/>
          <table:table-cell table:style-name="ce1"/>
          <table: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Išlaidos</text:p>
          </table:table-cell>
          <table:table-cell office:value-type="string" calcext:value-type="string">
            <text:p>Sveikata ir sveikatingumas</text:p>
          </table:table-cell>
          <table:table-cell office:value-type="float" office:value="58.0834" calcext:value-type="float">
            <text:p>58,0834</text:p>
          </table:table-cell>
          <table:table-cell/>
          <table:table-cell table:style-name="ce1"/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Kultūra</text:p>
          </table:table-cell>
          <table:table-cell office:value-type="float" office:value="23.137" calcext:value-type="float">
            <text:p>23,137</text:p>
          </table:table-cell>
          <table:table-cell/>
          <table:table-cell table:style-name="ce1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Judumas</text:p>
          </table:table-cell>
          <table:table-cell office:value-type="float" office:value="147.8381" calcext:value-type="float">
            <text:p>147,8381</text:p>
          </table:table-cell>
          <table:table-cell/>
          <table:table-cell table:style-name="ce1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Ekonominė plėtra</text:p>
          </table:table-cell>
          <table:table-cell office:value-type="float" office:value="13.6579" calcext:value-type="float">
            <text:p>13,6579</text:p>
          </table:table-cell>
          <table:table-cell/>
          <table:table-cell table:style-name="ce1"/>
          <table: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Išlaidos</text:p>
          </table:table-cell>
          <table:table-cell office:value-type="string" calcext:value-type="string">
            <text:p>Aplinka ir miesto plėtra</text:p>
          </table:table-cell>
          <table:table-cell office:value-type="float" office:value="179.1124" calcext:value-type="float">
            <text:p>179,1124</text:p>
          </table:table-cell>
          <table:table-cell/>
          <table:table-cell table:style-name="ce1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Administravimas</text:p>
          </table:table-cell>
          <table:table-cell office:value-type="float" office:value="114.7691" calcext:value-type="float">
            <text:p>114,7691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Saugumas ir apsauga</text:p>
          </table:table-cell>
          <table:table-cell office:value-type="float" office:value="18.6715" calcext:value-type="float">
            <text:p>18,6715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Išlaidos</text:p>
          </table:table-cell>
          <table:table-cell office:value-type="string" calcext:value-type="string">
            <text:p>Planavimas</text:p>
          </table:table-cell>
          <table:table-cell office:value-type="float" office:value="3.5788" calcext:value-type="float">
            <text:p>3,5788</text:p>
          </table:table-cell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Rodyklės_20_smaigaliai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Rodyklės_20_smaigaliai_20_1" draw:display-name="Rodyklės smaigaliai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00-00-00</text:date>, <text:time style:data-style-name="N2" text:time-value="10:27:34.734984760">00:00:00</text:time></text:p>
        </style:region-right>
      </style:header>
      <style:header-left style:display="false"/>
      <style:header-first style:display="false"/>
      <style:footer>
        <text:p>Puslapis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2:02:22.825811735</meta:creation-date>
    <dc:date>2025-01-17T10:28:58.631833065</dc:date>
    <meta:editing-duration>PT22H17M6S</meta:editing-duration>
    <meta:editing-cycles>3</meta:editing-cycles>
    <meta:generator>LibreOffice/7.6.7.2$Linux_X86_64 LibreOffice_project/60$Build-2</meta:generator>
    <meta:document-statistic meta:table-count="1" meta:cell-count="105" meta:object-count="0"/>
  </office:meta>
</office:document-meta>
</file>